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InvocationCounter.getThreadLocal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InvocationCounter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InvocationCounter.count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InvocationCounter.service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